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3cm" draw:marker-end-width="0.283cm" draw:fill-color="#ffffff" draw:textarea-horizontal-align="justify" draw:textarea-vertical-align="middle" draw:auto-grow-height="false" fo:padding-top="0.101cm" fo:padding-bottom="0.101cm" fo:padding-left="0.226cm" fo:padding-right="0.226cm"/>
    </style:style>
    <style:style style:name="gr2" style:family="graphic" style:parent-style-name="objectwithoutfill">
      <style:graphic-properties svg:stroke-width="0.053cm" draw:marker-start-width="0.283cm" draw:marker-end-width="0.283cm" draw:fill="none" draw:textarea-vertical-align="middle" fo:padding-top="0.101cm" fo:padding-bottom="0.101cm" fo:padding-left="0.226cm" fo:padding-right="0.226cm"/>
    </style:style>
    <style:style style:name="gr3" style:family="graphic" style:parent-style-name="standard">
      <style:graphic-properties svg:stroke-width="0.053cm" svg:stroke-color="#000000" draw:marker-start-width="0.283cm" draw:marker-end-width="0.283cm" draw:fill-color="#ffffff" draw:opacity="100%" draw:textarea-horizontal-align="justify" draw:textarea-vertical-align="middle" draw:auto-grow-height="false" fo:padding-top="0.101cm" fo:padding-bottom="0.101cm" fo:padding-left="0.226cm" fo:padding-right="0.226cm"/>
    </style:style>
    <style:style style:name="gr4" style:family="graphic" style:parent-style-name="objectwithoutfill">
      <style:graphic-properties svg:stroke-width="0.053cm" draw:marker-start-width="0.283cm" draw:marker-end="Arrow" draw:marker-end-width="0.227cm" draw:fill="none" draw:textarea-vertical-align="middle" fo:padding-top="0.101cm" fo:padding-bottom="0.101cm" fo:padding-left="0.226cm" fo:padding-right="0.22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084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1.8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fo:min-height="4.598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0000" style:font-name="Times New Roman1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990000" style:font-name="Times New Roman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xml:id="id1" draw:id="id1" draw:layer="layout" svg:width="3.99cm" svg:height="1.388cm" svg:x="1.735cm" svg:y="0.974cm">
          <text:p text:style-name="P1"><text:span text:style-name="T1">i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18cm" svg:height="1.388cm" svg:x="19.812cm" svg:y="0.874cm">
          <text:p text:style-name="P1"><text:span text:style-name="T1">iDRScheduler</text:span></text:p>
          <draw:enhanced-geometry svg:viewBox="0 0 21600 21600" draw:type="rectangle" draw:enhanced-path="M 0 0 L 21600 0 21600 21600 0 21600 0 0 Z N"/>
        </draw:custom-shape>
        <draw:polyline draw:style-name="gr2" draw:text-style-name="P1" xml:id="id2" draw:id="id2" draw:layer="layout" svg:width="0.086cm" svg:height="15.353cm" svg:x="3.643cm" svg:y="5.162cm" svg:viewBox="0 0 87 15354" draw:points="87,0 0,15354">
          <text:p/>
        </draw:polyline>
        <draw:polyline draw:style-name="gr2" draw:text-style-name="P1" xml:id="id4" draw:id="id4" draw:layer="layout" svg:width="0.086cm" svg:height="15.353cm" svg:x="22.044cm" svg:y="5.162cm" svg:viewBox="0 0 87 15354" draw:points="87,0 0,15354">
          <text:p/>
        </draw:polyline>
        <draw:custom-shape draw:style-name="gr3" draw:text-style-name="P1" xml:id="id5" draw:id="id5" draw:layer="layout" svg:width="0.737cm" svg:height="2.201cm" svg:x="3.34cm" svg:y="4.826cm">
          <text:p/>
          <draw:enhanced-geometry svg:viewBox="0 0 21600 21600" draw:type="rectangle" draw:enhanced-path="M 0 0 L 21600 0 21600 21600 0 21600 0 0 Z N"/>
        </draw:custom-shape>
        <draw:polyline draw:style-name="gr4" draw:text-style-name="P1" xml:id="id9" draw:id="id9" draw:layer="layout" svg:width="18.303cm" svg:height="0.082cm" svg:x="3.687cm" svg:y="7.247cm" svg:viewBox="0 0 18304 83" draw:points="18304,83 0,0">
          <text:p/>
        </draw:polyline>
        <draw:frame draw:style-name="gr5" draw:text-style-name="P3" draw:layer="layout" svg:width="8.068cm" svg:height="0.867cm" svg:x="9.001cm" svg:y="6.373cm">
          <draw:text-box>
            <text:p xml:id="id10" text:id="id10" text:style-name="P1"><text:span text:style-name="T2">RESOURCE_OFFER</text:span></text:p>
          </draw:text-box>
        </draw:frame>
        <draw:frame draw:style-name="gr6" draw:text-style-name="P2" draw:layer="layout" svg:width="5.118cm" svg:height="2.115cm" svg:x="4.077cm" svg:y="5.162cm">
          <draw:text-box>
            <text:p xml:id="id6" text:id="id6" text:style-name="P1"><text:span text:style-name="T1">Blocked waiting for an offer</text:span></text:p>
          </draw:text-box>
        </draw:frame>
        <draw:custom-shape draw:style-name="gr3" draw:text-style-name="P1" xml:id="id13" draw:id="id13" draw:layer="layout" svg:width="0.737cm" svg:height="3.036cm" svg:x="3.34cm" svg:y="7.4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7.863cm">
          <draw:text-box>
            <text:p xml:id="id14" text:id="id14" text:style-name="P1"><text:span text:style-name="T1">Map jobs to the given offer. <text:s/>Best fit!!!</text:span></text:p>
          </draw:text-box>
        </draw:frame>
        <draw:polyline draw:style-name="gr4" draw:text-style-name="P1" xml:id="id15" draw:id="id15" draw:layer="layout" svg:width="18.389cm" svg:height="0.099cm" svg:x="3.687cm" svg:y="10.7cm" svg:viewBox="0 0 18390 100" draw:points="0,0 18390,100">
          <text:p/>
        </draw:polyline>
        <draw:frame draw:style-name="gr5" draw:text-style-name="P3" draw:layer="layout" svg:width="8.826cm" svg:height="0.867cm" svg:x="9.001cm" svg:y="9.774cm">
          <draw:text-box>
            <text:p xml:id="id16" text:id="id16" text:style-name="P1"><text:span text:style-name="T2">RESOURCE_OFFER_RESP</text:span></text:p>
          </draw:text-box>
        </draw:frame>
        <draw:frame draw:style-name="gr6" draw:text-style-name="P5" draw:layer="layout" svg:width="5.415cm" svg:height="0.927cm" svg:x="10.677cm" svg:y="10.871cm">
          <draw:text-box>
            <text:p xml:id="id17" text:id="id17" text:style-name="P4"><text:span text:style-name="T1">Map: Job → offer</text:span></text:p>
          </draw:text-box>
        </draw:frame>
        <draw:custom-shape draw:style-name="gr3" draw:text-style-name="P1" xml:id="id11" draw:id="id11" draw:layer="layout" svg:width="0.737cm" svg:height="3.036cm" svg:x="21.74cm" svg:y="7.5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8.071cm">
          <draw:text-box>
            <text:p xml:id="id12" text:id="id12" text:style-name="P1"><text:span text:style-name="T1">Waiting for a response.</text:span></text:p>
          </draw:text-box>
        </draw:frame>
        <draw:custom-shape draw:style-name="gr3" draw:text-style-name="P1" xml:id="id20" draw:id="id20" draw:layer="layout" svg:width="0.737cm" svg:height="2.746cm" svg:x="21.74cm" svg:y="11.0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269cm" svg:height="2.912cm" svg:x="22.577cm" svg:y="10.872cm">
          <draw:text-box>
            <text:p xml:id="id21" text:id="id21" text:style-name="P1"><text:span text:style-name="T1">Rejects the mapping and sends a different offer.</text:span></text:p>
          </draw:text-box>
        </draw:frame>
        <draw:polyline draw:style-name="gr4" draw:text-style-name="P1" xml:id="id22" draw:id="id22" draw:layer="layout" svg:width="18.303cm" svg:height="0.082cm" svg:x="3.701cm" svg:y="13.908cm" svg:viewBox="0 0 18304 83" draw:points="18304,83 0,0">
          <text:p/>
        </draw:polyline>
        <draw:frame draw:style-name="gr5" draw:text-style-name="P3" draw:layer="layout" svg:width="8.068cm" svg:height="0.867cm" svg:x="9.001cm" svg:y="12.974cm">
          <draw:text-box>
            <text:p xml:id="id23" text:id="id23" text:style-name="P1"><text:span text:style-name="T2">RESOURCE_OFFER</text:span></text:p>
          </draw:text-box>
        </draw:frame>
        <draw:custom-shape draw:style-name="gr3" draw:text-style-name="P1" xml:id="id18" draw:id="id18" draw:layer="layout" svg:width="0.737cm" svg:height="2.559cm" svg:x="3.34cm" svg:y="11.0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11.363cm">
          <draw:text-box>
            <text:p xml:id="id19" text:id="id19" text:style-name="P1"><text:span text:style-name="T1">Blocked waiting for an offer</text:span></text:p>
          </draw:text-box>
        </draw:frame>
        <draw:polyline draw:style-name="gr4" draw:text-style-name="P1" xml:id="id24" draw:id="id24" draw:layer="layout" svg:width="18.389cm" svg:height="0.099cm" svg:x="3.674cm" svg:y="17.143cm" svg:viewBox="0 0 18390 100" draw:points="0,0 18390,100">
          <text:p/>
        </draw:polyline>
        <draw:frame draw:style-name="gr5" draw:text-style-name="P3" draw:layer="layout" svg:width="8.631cm" svg:height="0.867cm" svg:x="8.935cm" svg:y="16.275cm">
          <draw:text-box>
            <text:p xml:id="id25" text:id="id25" text:style-name="P1"><text:span text:style-name="T2">RESOURCE_OFFER_RESP</text:span></text:p>
          </draw:text-box>
        </draw:frame>
        <draw:frame draw:style-name="gr6" draw:text-style-name="P2" draw:layer="layout" svg:width="16.002cm" svg:height="1.8cm" svg:x="5.08cm" svg:y="17.064cm">
          <draw:text-box>
            <text:p xml:id="id26" text:id="id26" text:style-name="P1"><text:span text:style-name="T1">Sends a return code to indicate that it rejected the offer as it could not map any jobs to this offer.</text:span></text:p>
          </draw:text-box>
        </draw:frame>
        <draw:custom-shape draw:style-name="gr3" draw:text-style-name="P1" xml:id="id27" draw:id="id27" draw:layer="layout" svg:width="0.737cm" svg:height="1.404cm" svg:x="21.74cm" svg:y="18.28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18.072cm">
          <draw:text-box>
            <text:p xml:id="id28" text:id="id28" text:style-name="P1"><text:span text:style-name="T1">Creates a new offer</text:span></text:p>
          </draw:text-box>
        </draw:frame>
        <draw:polyline draw:style-name="gr4" draw:text-style-name="P1" xml:id="id29" draw:id="id29" draw:layer="layout" svg:width="18.303cm" svg:height="0.082cm" svg:x="3.715cm" svg:y="19.886cm" svg:viewBox="0 0 18304 83" draw:points="18304,83 0,0">
          <text:p/>
        </draw:polyline>
        <draw:frame draw:style-name="gr5" draw:text-style-name="P3" draw:layer="layout" svg:width="8.068cm" svg:height="0.867cm" svg:x="9.001cm" svg:y="18.975cm">
          <draw:text-box>
            <text:p xml:id="id30" text:id="id30" text:style-name="P1"><text:span text:style-name="T2">RESOURCE_OFFER</text:span></text:p>
          </draw:text-box>
        </draw:frame>
        <draw:custom-shape draw:style-name="gr3" draw:text-style-name="P1" xml:id="id7" draw:id="id7" draw:layer="layout" svg:width="0.737cm" svg:height="2.244cm" svg:x="21.7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5.172cm">
          <draw:text-box>
            <text:p xml:id="id8" text:id="id8" text:style-name="P1"><text:span text:style-name="T1">Creates a new resource offer</text:span></text:p>
          </draw:text-box>
        </draw:frame>
        <draw:line draw:style-name="gr7" draw:text-style-name="P1" draw:layer="layout" svg:x1="3.71cm" svg:y1="2.362cm" svg:x2="3.71cm" svg:y2="4.826cm">
          <text:p/>
        </draw:line>
        <draw:line draw:style-name="gr7" draw:text-style-name="P1" draw:layer="layout" svg:x1="22.11cm" svg:y1="2.262cm" svg:x2="22.098cm" svg:y2="4.826cm">
          <text:p/>
        </draw:line>
        <draw:line draw:style-name="gr4" draw:text-style-name="P1" draw:layer="layout" svg:x1="3.674cm" svg:y1="4.443cm" svg:x2="22.11cm" svg:y2="4.543cm">
          <text:p/>
        </draw:line>
        <draw:frame draw:style-name="gr5" draw:text-style-name="P3" draw:layer="layout" svg:width="11.938cm" svg:height="0.867cm" svg:x="8.404cm" svg:y="3.574cm">
          <draw:text-box>
            <text:p text:style-name="P1"><text:span text:style-name="T2">REQUEST_RESOURCE_OFFER</text:span></text:p>
          </draw:text-box>
        </draw:frame>
        <draw:custom-shape draw:style-name="gr3" draw:text-style-name="P1" draw:layer="layout" svg:width="0.737cm" svg:height="1.802cm" svg:x="21.74cm" svg:y="2.2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2.372cm">
          <draw:text-box>
            <text:p text:style-name="P1"><text:span text:style-name="T1">Blocked waiting for a request.</text:span></text:p>
          </draw:text-box>
        </draw:frame>
        <draw:frame draw:style-name="gr6" draw:text-style-name="P2" draw:layer="layout" svg:width="16.002cm" svg:height="1.8cm" svg:x="5.08cm" svg:y="13.864cm">
          <draw:text-box>
            <text:p text:style-name="P1"><text:span text:style-name="T1">The new resource offer from iRM contains a result code for the previous mapping. Here it is rejected.</text:span></text:p>
          </draw:text-box>
        </draw:frame>
        <draw:frame draw:style-name="gr6" draw:text-style-name="P2" draw:layer="layout" svg:width="6.483cm" svg:height="2.115cm" svg:x="3.677cm" svg:y="2.363cm">
          <draw:text-box>
            <text:p text:style-name="P1"><text:span text:style-name="T1">If a new job enters an empty queue</text:span></text:p>
          </draw:text-box>
        </draw:frame>
        <draw:custom-shape draw:style-name="gr3" draw:text-style-name="P1" draw:layer="layout" svg:width="0.737cm" svg:height="1.701cm" svg:x="3.34cm" svg:y="2.3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37cm" svg:height="2.214cm" svg:x="3.34cm" svg:y="14.47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163cm" svg:height="2.54cm" svg:x="0.177cm" svg:y="14.124cm">
          <draw:text-box>
            <text:p text:style-name="P1"><text:span text:style-name="T1">Create a new mapping</text:span></text:p>
          </draw:text-box>
        </draw:frame>
        <draw:custom-shape draw:style-name="gr3" draw:text-style-name="P1" draw:layer="layout" svg:width="0.737cm" svg:height="2.214cm" svg:x="21.74cm" svg:y="14.47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14.772cm">
          <draw:text-box>
            <text:p text:style-name="P1"><text:span text:style-name="T1">Waiting for a response.</text:span></text:p>
          </draw:text-box>
        </draw:frame>
        <draw:custom-shape draw:style-name="gr3" draw:text-style-name="P1" draw:layer="layout" svg:width="0.737cm" svg:height="1.966cm" svg:x="3.34cm" svg:y="17.42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63cm" svg:height="2.115cm" svg:x="-0.023cm" svg:y="17.264cm">
          <draw:text-box>
            <text:p text:style-name="P1"><text:span text:style-name="T1">Blocked waiting for an off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.99cm" svg:height="1.388cm" svg:x="1.735cm" svg:y="3.774cm">
          <text:p text:style-name="P1"><text:span text:style-name="T1">i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18cm" svg:height="1.388cm" svg:x="19.812cm" svg:y="3.774cm">
          <text:p text:style-name="P1"><text:span text:style-name="T1">iDRSchedul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3cm" svg:y1="5.162cm" svg:x2="3.643cm" svg:y2="20.516cm">
          <text:p/>
        </draw:line>
        <draw:line draw:style-name="gr2" draw:text-style-name="P1" draw:layer="layout" svg:x1="22.131cm" svg:y1="5.162cm" svg:x2="22.044cm" svg:y2="20.516cm">
          <text:p/>
        </draw:line>
        <draw:custom-shape draw:style-name="gr3" draw:text-style-name="P1" xml:id="id33" draw:id="id33" draw:layer="layout" svg:width="0.737cm" svg:height="3.036cm" svg:x="3.34cm" svg:y="5.2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5.563cm">
          <draw:text-box>
            <text:p xml:id="id34" text:id="id34" text:style-name="P1"><text:span text:style-name="T1">Map jobs to the given offer. <text:s/>Best fit!!!</text:span></text:p>
          </draw:text-box>
        </draw:frame>
        <draw:polyline draw:style-name="gr4" draw:text-style-name="P1" xml:id="id35" draw:id="id35" draw:layer="layout" svg:width="18.389cm" svg:height="0.099cm" svg:x="3.687cm" svg:y="8.5cm" svg:viewBox="0 0 18390 100" draw:points="0,0 18390,100">
          <text:p/>
        </draw:polyline>
        <draw:frame draw:style-name="gr5" draw:text-style-name="P3" draw:layer="layout" svg:width="8.826cm" svg:height="0.867cm" svg:x="9.001cm" svg:y="7.574cm">
          <draw:text-box>
            <text:p xml:id="id36" text:id="id36" text:style-name="P1"><text:span text:style-name="T2">RESOURCE_OFFER_RESP</text:span></text:p>
          </draw:text-box>
        </draw:frame>
        <draw:frame draw:style-name="gr6" draw:text-style-name="P5" draw:layer="layout" svg:width="5.415cm" svg:height="0.927cm" svg:x="10.677cm" svg:y="8.671cm">
          <draw:text-box>
            <text:p xml:id="id37" text:id="id37" text:style-name="P4"><text:span text:style-name="T1">Map: Job → offer</text:span></text:p>
          </draw:text-box>
        </draw:frame>
        <draw:custom-shape draw:style-name="gr3" draw:text-style-name="P1" xml:id="id31" draw:id="id31" draw:layer="layout" svg:width="0.737cm" svg:height="3.036cm" svg:x="21.74cm" svg:y="5.2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5.871cm">
          <draw:text-box>
            <text:p xml:id="id32" text:id="id32" text:style-name="P1"><text:span text:style-name="T1">Waiting for a response.</text:span></text:p>
          </draw:text-box>
        </draw:frame>
        <draw:polyline draw:style-name="gr4" draw:text-style-name="P1" xml:id="id38" draw:id="id38" draw:layer="layout" svg:width="18.303cm" svg:height="0.082cm" svg:x="3.701cm" svg:y="10.508cm" svg:viewBox="0 0 18304 83" draw:points="18304,83 0,0">
          <text:p/>
        </draw:polyline>
        <draw:polyline draw:style-name="gr4" draw:text-style-name="P1" xml:id="id41" draw:id="id41" draw:layer="layout" svg:width="18.389cm" svg:height="0.099cm" svg:x="3.674cm" svg:y="15.543cm" svg:viewBox="0 0 18390 100" draw:points="0,0 18390,100">
          <text:p/>
        </draw:polyline>
        <draw:frame draw:style-name="gr9" draw:text-style-name="P7" draw:layer="layout" svg:width="12.015cm" svg:height="4.848cm" svg:x="7.46cm" svg:y="10.757cm">
          <draw:text-box>
            <text:p><text:span text:style-name="T1"><text:s/></text:span></text:p>
            <text:p xml:id="id44" text:id="id44"><text:span text:style-name="T1">Negotiations continue till an agreement is reached. Negotiations will stop once a system configured limit on the possible number of <text:s/>attempts is exceeded.</text:span></text:p>
          </draw:text-box>
        </draw:frame>
        <draw:polyline draw:style-name="gr10" draw:text-style-name="P1" xml:id="id40" draw:id="id40" draw:layer="layout" svg:width="0cm" svg:height="0.953cm" svg:x="13.056cm" svg:y="10.627cm" svg:viewBox="0 0 0 954" draw:points="0,0 0,954">
          <text:p/>
        </draw:polyline>
        <draw:polyline draw:style-name="gr10" draw:text-style-name="P1" xml:id="id39" draw:id="id39" draw:layer="layout" svg:width="0cm" svg:height="0.954cm" svg:x="11.711cm" svg:y="10.583cm" svg:viewBox="0 0 0 955" draw:points="0,0 0,955">
          <text:p/>
        </draw:polyline>
        <draw:polyline draw:style-name="gr10" draw:text-style-name="P1" xml:id="id43" draw:id="id43" draw:layer="layout" svg:width="0cm" svg:height="0.953cm" svg:x="13.056cm" svg:y="14.527cm" svg:viewBox="0 0 0 954" draw:points="0,0 0,954">
          <text:p/>
        </draw:polyline>
        <draw:polyline draw:style-name="gr10" draw:text-style-name="P1" xml:id="id42" draw:id="id42" draw:layer="layout" svg:width="0cm" svg:height="0.953cm" svg:x="11.656cm" svg:y="14.527cm" svg:viewBox="0 0 0 954" draw:points="0,0 0,954">
          <text:p/>
        </draw:polyline>
        <draw:custom-shape draw:style-name="gr3" draw:text-style-name="P1" xml:id="id45" draw:id="id45" draw:layer="layout" svg:width="0.737cm" svg:height="4.265cm" svg:x="21.74cm" svg:y="15.9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3.016cm" svg:x="22.577cm" svg:y="16.372cm">
          <draw:text-box>
            <text:p xml:id="id46" text:id="id46" text:style-name="P1"><text:span text:style-name="T1">Launches the submitted jobs. iPM does its own mapping.</text:span></text:p>
          </draw:text-box>
        </draw:frame>
        <draw:frame draw:style-name="gr9" draw:text-style-name="P7" draw:layer="layout" svg:width="11.589cm" svg:height="3.239cm" svg:x="7.461cm" svg:y="15.057cm">
          <draw:text-box>
            <text:p><text:span text:style-name="T1"><text:s/></text:span></text:p>
            <text:p><text:span text:style-name="T1">Once the limit is exceeded then iHypervisor will just take the latest available mapping and launch the job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.99cm" svg:height="1.388cm" svg:x="1.735cm" svg:y="3.774cm">
          <text:p text:style-name="P1"><text:span text:style-name="T1">i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388cm" svg:x="19.812cm" svg:y="3.81cm">
          <text:p text:style-name="P1"><text:span text:style-name="T1">iDRSchedul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3cm" svg:y1="5.162cm" svg:x2="3.643cm" svg:y2="20.516cm">
          <text:p/>
        </draw:line>
        <draw:line draw:style-name="gr2" draw:text-style-name="P1" draw:layer="layout" svg:x1="22.131cm" svg:y1="5.162cm" svg:x2="22.044cm" svg:y2="20.516cm">
          <text:p/>
        </draw:line>
        <draw:custom-shape draw:style-name="gr3" draw:text-style-name="P1" draw:layer="layout" svg:width="0.737cm" svg:height="1.865cm" svg:x="3.34cm" svg:y="5.16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91cm" svg:y1="7.33cm" svg:x2="3.687cm" svg:y2="7.247cm">
          <text:p/>
        </draw:line>
        <draw:frame draw:style-name="gr5" draw:text-style-name="P3" draw:layer="layout" svg:width="8.068cm" svg:height="0.867cm" svg:x="9.001cm" svg:y="6.373cm">
          <draw:text-box>
            <text:p text:style-name="P1"><text:span text:style-name="T2">RESOURCE_OFFER</text:span></text:p>
          </draw:text-box>
        </draw:frame>
        <draw:frame draw:style-name="gr6" draw:text-style-name="P2" draw:layer="layout" svg:width="5.118cm" svg:height="2.115cm" svg:x="4.077cm" svg:y="5.162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1" draw:layer="layout" svg:width="0.737cm" svg:height="3.036cm" svg:x="3.34cm" svg:y="7.4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4.077cm" svg:y="7.863cm">
          <draw:text-box>
            <text:p text:style-name="P1"><text:span text:style-name="T1">Map jobs to the</text:span></text:p>
            <text:p text:style-name="P1"><text:span text:style-name="T1">given offer.</text:span></text:p>
            <text:p text:style-name="P1"><text:span text:style-name="T1">Best fit!!!</text:span></text:p>
          </draw:text-box>
        </draw:frame>
        <draw:line draw:style-name="gr4" draw:text-style-name="P1" draw:layer="layout" svg:x1="3.687cm" svg:y1="10.7cm" svg:x2="22.077cm" svg:y2="10.8cm">
          <text:p/>
        </draw:line>
        <draw:frame draw:style-name="gr5" draw:text-style-name="P3" draw:layer="layout" svg:width="8.826cm" svg:height="0.867cm" svg:x="9.001cm" svg:y="9.774cm">
          <draw:text-box>
            <text:p text:style-name="P1"><text:span text:style-name="T2">RESOURCE_OFFER_RESP</text:span></text:p>
          </draw:text-box>
        </draw:frame>
        <draw:custom-shape draw:style-name="gr3" draw:text-style-name="P1" draw:layer="layout" svg:width="0.737cm" svg:height="3.036cm" svg:x="21.74cm" svg:y="7.5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645cm" svg:x="22.577cm" svg:y="8.071cm">
          <draw:text-box>
            <text:p text:style-name="P1"><text:span text:style-name="T1">Waiting for a</text:span></text:p>
            <text:p text:style-name="P1"><text:span text:style-name="T1">response.</text:span></text:p>
          </draw:text-box>
        </draw:frame>
        <draw:custom-shape draw:style-name="gr3" draw:text-style-name="P1" draw:layer="layout" svg:width="0.737cm" svg:height="5.045cm" svg:x="21.74cm" svg:y="11.0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2cm" svg:height="3.81cm" svg:x="22.992cm" svg:y="11.576cm">
          <draw:text-box>
            <text:p text:style-name="P1"><text:span text:style-name="T1">Blocked waiting to receive a request for a resource offer</text:span></text:p>
          </draw:text-box>
        </draw:frame>
        <draw:custom-shape draw:style-name="gr3" draw:text-style-name="P1" draw:layer="layout" svg:width="0.737cm" svg:height="4.786cm" svg:x="3.34cm" svg:y="11.17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2.115cm" svg:x="3.777cm" svg:y="12.763cm">
          <draw:text-box>
            <text:p text:style-name="P1"><text:span text:style-name="T1">New job enters the invasic queue.</text:span></text:p>
          </draw:text-box>
        </draw:frame>
        <draw:line draw:style-name="gr4" draw:text-style-name="P1" draw:layer="layout" svg:x1="3.674cm" svg:y1="16.243cm" svg:x2="22.064cm" svg:y2="16.343cm">
          <text:p/>
        </draw:line>
        <draw:frame draw:style-name="gr6" draw:text-style-name="P2" draw:layer="layout" svg:width="8.545cm" svg:height="2.227cm" svg:x="9.201cm" svg:y="10.672cm">
          <draw:text-box>
            <text:p text:style-name="P1"><text:span text:style-name="T1">Sends a return code to indicate that it rejected the offer as there are no jobs.</text:span></text:p>
          </draw:text-box>
        </draw:frame>
        <draw:custom-shape draw:style-name="gr3" draw:text-style-name="P1" draw:layer="layout" svg:width="0.737cm" svg:height="3.036cm" svg:x="21.74cm" svg:y="16.65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663cm" svg:y="17.256cm">
          <draw:text-box>
            <text:p text:style-name="P1"><text:span text:style-name="T1">Creates a new offer</text:span></text:p>
          </draw:text-box>
        </draw:frame>
        <draw:line draw:style-name="gr4" draw:text-style-name="P1" draw:layer="layout" svg:x1="22.019cm" svg:y1="19.952cm" svg:x2="3.715cm" svg:y2="19.869cm">
          <text:p/>
        </draw:line>
        <draw:frame draw:style-name="gr5" draw:text-style-name="P3" draw:layer="layout" svg:width="8.068cm" svg:height="0.867cm" svg:x="8.901cm" svg:y="18.975cm">
          <draw:text-box>
            <text:p text:style-name="P1"><text:span text:style-name="T2">RESOURCE_OFFER</text:span></text:p>
          </draw:text-box>
        </draw:frame>
        <draw:frame draw:style-name="gr5" draw:text-style-name="P3" draw:layer="layout" svg:width="10.604cm" svg:height="0.867cm" svg:x="8.101cm" svg:y="15.376cm">
          <draw:text-box>
            <text:p text:style-name="P1"><text:span text:style-name="T2">REQUEST_RESOURCE_OFFER</text:span></text:p>
          </draw:text-box>
        </draw:frame>
        <draw:frame draw:style-name="gr6" draw:text-style-name="P2" draw:layer="layout" svg:width="5.118cm" svg:height="2.115cm" svg:x="4.077cm" svg:y="16.963cm">
          <draw:text-box>
            <text:p text:style-name="P1"><text:span text:style-name="T1">Blocked waiting</text:span></text:p>
            <text:p text:style-name="P1"><text:span text:style-name="T1">for an offer</text:span></text:p>
          </draw:text-box>
        </draw:frame>
        <draw:custom-shape draw:style-name="gr3" draw:text-style-name="P1" draw:layer="layout" svg:width="0.737cm" svg:height="3.013cm" svg:x="3.34cm" svg:y="16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6.51cm" svg:height="0.963cm" svg:x="4.826cm" svg:y="19.987cm">
          <draw:text-box>
            <text:p text:style-name="P1"><text:span text:style-name="T1">ischeduler could send back a positive or a negative reply </text:span></text:p>
          </draw:text-box>
        </draw:frame>
        <draw:custom-shape draw:style-name="gr3" draw:text-style-name="P1" draw:layer="layout" svg:width="0.737cm" svg:height="1.908cm" svg:x="21.74cm" svg:y="5.1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18cm" svg:height="1.742cm" svg:x="22.577cm" svg:y="5.472cm">
          <draw:text-box>
            <text:p text:style-name="P1"><text:span text:style-name="T1">Creates a new offer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23:40:10.787488903</meta:creation-date>
    <dc:date>2015-11-13T22:57:52.443156426</dc:date>
    <meta:editing-duration>PT1H13M47S</meta:editing-duration>
    <meta:editing-cycles>33</meta:editing-cycles>
    <meta:generator>LibreOffice/4.2.8.2$Linux_X86_64 LibreOffice_project/420m0$Build-2</meta:generator>
    <meta:document-statistic meta:object-count="123"/>
  </office:meta>
</office:document-meta>
</file>